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4" style:family="paragraph" style:parent-style-name="Standard">
      <style:paragraph-properties fo:margin-top="0.0791in" fo:margin-bottom="0.0791in" loext:contextual-spacing="false"/>
      <style:text-properties officeooo:rsid="0034a693" officeooo:paragraph-rsid="001e1694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29453" officeooo:paragraph-rsid="00229453"/>
    </style:style>
    <style:style style:name="P6" style:family="paragraph" style:parent-style-name="Standard" style:list-style-name="L2">
      <style:paragraph-properties fo:margin-top="0.0791in" fo:margin-bottom="0.0791in" loext:contextual-spacing="false"/>
      <style:text-properties officeooo:rsid="001b3a08" officeooo:paragraph-rsid="001b3a08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8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p text:style-name="P3"/>
      <text:list xml:id="list4094614145" text:style-name="L1">
        <text:list-item>
          <text:p text:style-name="P5">Set some real examples </text:p>
        </text:list-item>
      </text:list>
      <text:p text:style-name="P2"/>
      <text:p text:style-name="P2">Backlog</text:p>
      <text:list xml:id="list2110470174" text:style-name="L2">
        <text:list-item>
          <text:p text:style-name="P7">Fetch amenities from Firebase</text:p>
        </text:list-item>
        <text:list-item>
          <text:p text:style-name="P8">Fetch filter options on events page from Firebase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9T19:31:20.323686196</dc:date>
    <meta:editing-duration>P1DT37M10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2" meta:character-count="124" meta:non-whitespace-character-count="109"/>
  </office:meta>
</office:document-meta>
</file>